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E00000425CAF35C3C7485CEC3.jpg" manifest:media-type="image/jpeg"/>
  <manifest:file-entry manifest:full-path="Pictures/10000000000002EE0000042519C07A8FBC64695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26.878cm" svg:x="1cm" svg:y="1.41cm">
          <draw:image xlink:href="Pictures/10000000000002EE0000042519C07A8FBC64695F.jpg" xlink:type="simple" xlink:show="embed" xlink:actuate="onLoad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26.877cm" svg:x="1.001cm" svg:y="1.123cm">
          <draw:image xlink:href="Pictures/10000000000002EE00000425CAF35C3C7485CEC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30T11:24:34.608417614</dc:date>
    <meta:editing-duration>PT1M1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